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0E0E3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D0E0E3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D0E0E3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wrap-option="wrap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fo:wrap-option="wrap"/>
      <style:text-properties fo:color="#000000"/>
    </style:style>
    <style:style style:name="ce11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92666666666667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5.84729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4.63020833333333cm"/>
    </style:style>
    <style:style style:name="co7" style:family="table-column">
      <style:table-column-properties fo:break-before="auto" style:column-width="5.397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3.5pt" style:use-optimal-row-height="true" fo:break-before="auto"/>
    </style:style>
    <style:style style:name="ro3" style:family="table-row">
      <style:table-row-properties style:row-height="174pt" style:use-optimal-row-height="true" fo:break-before="auto"/>
    </style:style>
    <style:style style:name="ro4" style:family="table-row">
      <style:table-row-properties style:row-height="122.25pt" style:use-optimal-row-height="false" fo:break-before="auto"/>
    </style:style>
    <style:style style:name="ro5" style:family="table-row">
      <style:table-row-properties style:row-height="87pt" style:use-optimal-row-height="true" fo:break-before="auto"/>
    </style:style>
    <style:style style:name="ro6" style:family="table-row">
      <style:table-row-properties style:row-height="57.75pt" style:use-optimal-row-height="true" fo:break-before="auto"/>
    </style:style>
    <style:style style:name="ro7" style:family="table-row">
      <style:table-row-properties style:row-height="72.75pt" style:use-optimal-row-height="true" fo:break-before="auto"/>
    </style:style>
    <style:style style:name="ro8" style:family="table-row">
      <style:table-row-properties style:row-height="115.5pt" style:use-optimal-row-height="true" fo:break-before="auto"/>
    </style:style>
    <style:style style:name="ro9" style:family="table-row">
      <style:table-row-properties style:row-height="101.25pt" style:use-optimal-row-height="true" fo:break-before="auto"/>
    </style:style>
    <style:style style:name="ro10" style:family="table-row">
      <style:table-row-properties style:row-height="130.5pt" style:use-optimal-row-height="true" fo:break-before="auto"/>
    </style:style>
    <style:style style:name="ro11" style:family="table-row">
      <style:table-row-properties style:row-height="144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4">
            <text:p>Epic</text:p>
          </table:table-cell>
          <table:table-cell office:value-type="string" table:style-name="ce5">
            <text:p>Feature</text:p>
          </table:table-cell>
          <table:table-cell office:value-type="string" table:style-name="ce6">
            <text:p>Test Scenario</text:p>
          </table:table-cell>
          <table:table-cell office:value-type="string" table:style-name="ce5">
            <text:p>Test steps</text:p>
          </table:table-cell>
          <table:table-cell office:value-type="string" table:style-name="ce5">
            <text:p>Expected</text:p>
          </table:table-cell>
          <table:table-cell office:value-type="string" table:style-name="ce5">
            <text:p>Automation status</text:p>
          </table:table-cell>
          <table:table-cell office:value-type="string" table:style-name="ce5">
            <text:p>Comment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DC1 platform Gen AI chatbot service</text:p>
          </table:table-cell>
          <table:table-cell office:value-type="string" table:style-name="ce7">
            <text:p>AI assist</text:p>
          </table:table-cell>
          <table:table-cell office:value-type="string" table:style-name="ce8">
            <text:p>Verify that the AI Assist chat window opens when the any user clicks the "AI Assist" option in the Help section (? button) of TLM.</text:p>
          </table:table-cell>
          <table:table-cell office:value-type="string" table:style-name="ce8">
            <text:p>1. Login in DC1</text:p>
            <text:p>2. Navigate to TLM</text:p>
            <text:p>3. Click on AI Assist in Help section</text:p>
          </table:table-cell>
          <table:table-cell office:value-type="string" table:style-name="ce8">
            <text:p>The AI Assist chat window should open, displaying the chat interface for user interaction.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3">
          <table:table-cell table:number-columns-repeated="2" table:style-name="ce9"/>
          <table:table-cell office:value-type="string" table:style-name="ce8">
            <text:p>Verify that the UI of the AI Assist chat window matches the specified design guidelines.</text:p>
          </table:table-cell>
          <table:table-cell office:value-type="string" table:style-name="ce8">
            <text:p>1. Login in DC1</text:p>
            <text:p>2. Navigate to TLM</text:p>
            <text:p>3. Click on AI Assist in Help section</text:p>
          </table:table-cell>
          <table:table-cell office:value-type="string" table:style-name="ce8">
            <text:p>The chat window's UI elements, including the header, text, text box, font, color, icons, spacing, and other design elements, should match the approved design specifications.</text:p>
            <text:p>https://www.figma.com/design/qSLS3mhk1aGUEj2FBDMAzA/AI-Onboarding-Chat-Bot?node-id=1259-7359&amp;node-type=canvas&amp;t=8VUyd9DHn7sJTuGK-0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2">
          <table:table-cell table:style-name="ce9"/>
          <table:table-cell office:value-type="string" table:style-name="ce7">
            <text:p>Chat bot response</text:p>
          </table:table-cell>
          <table:table-cell office:value-type="string" table:style-name="ce8">
            <text:p>Verify that the chatbot greets the user with a Greeting message.</text:p>
          </table:table-cell>
          <table:table-cell office:value-type="string" table:style-name="ce8">
            <text:p>1. Login in DC1</text:p>
            <text:p>2. Navigate to TLM</text:p>
            <text:p>3. Click on AI Assist in Help section</text:p>
          </table:table-cell>
          <table:table-cell office:value-type="string" table:style-name="ce8">
            <text:p>Chatbot displays a greeting message.</text:p>
            <text:p>eg : How can i assit you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4">
          <table:table-cell table:number-columns-repeated="2" table:style-name="ce9"/>
          <table:table-cell office:value-type="string" table:style-name="ce8">
            <text:p>Verify chatbot responds accurately to a valid query.</text:p>
          </table:table-cell>
          <table:table-cell office:value-type="string" table:style-name="ce8">
            <text:p>1. Open AI assist</text:p>
            <text:p>2. Type the valid input data,<text:s/></text:p>
            <text:p>eg : “How can I install my SSL certificate?”</text:p>
            <text:p><text:s/>into the text box of the chat window.</text:p>
            <text:p>3. Press "Enter" or click the send button to submit the query.</text:p>
            <text:p>4.Observe Response</text:p>
          </table:table-cell>
          <table:table-cell office:value-type="string" table:style-name="ce8">
            <text:p>Relevant answer from the Digicert knowledge base should be displayed.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5">
          <table:table-cell table:number-columns-repeated="2" table:style-name="ce9"/>
          <table:table-cell office:value-type="string" table:style-name="ce8">
            <text:p>Verify chatbot corrects grammatical errors in queries.</text:p>
          </table:table-cell>
          <table:table-cell office:value-type="string" table:style-name="ce10">
            <text:p><text:span text:style-name="T1">Preconditions</text:span>: User is logged in and chatbot is open.</text:p>
            <text:p><text:span text:style-name="T1">Test Steps:</text:span></text:p>
            <text:p>1.Type a poorly framed question (e.g., "How instll SSL?").</text:p>
            <text:p>2. Press Enter.</text:p>
          </table:table-cell>
          <table:table-cell office:value-type="string" table:style-name="ce8">
            <text:p>Chatbot corrects the question and provides an accurate response.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2">
          <table:table-cell table:number-columns-repeated="2" table:style-name="ce9"/>
          <table:table-cell office:value-type="string" table:style-name="ce8">
            <text:p>Ensure the chatbot cannot provide an answer to unrecognizable input.</text:p>
          </table:table-cell>
          <table:table-cell office:value-type="string" table:style-name="ce8">
            <text:p>1. Type gibberish (e.g., "asdjflkjasd?").</text:p>
            <text:p>2. Press Enter.</text:p>
          </table:table-cell>
          <table:table-cell office:value-type="string" table:style-name="ce8">
            <text:p>Chatbot responds with "I did not understand that."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2">
          <table:table-cell table:number-columns-repeated="2" table:style-name="ce9"/>
          <table:table-cell office:value-type="string" table:style-name="ce8">
            <text:p>Ensure the chatbot provides an error response for irrelevant queries.</text:p>
          </table:table-cell>
          <table:table-cell office:value-type="string" table:style-name="ce8">
            <text:p>1. Type an irrelevant question (e.g., "What is the weather today?").</text:p>
            <text:p>2. Press Enter.</text:p>
          </table:table-cell>
          <table:table-cell office:value-type="string" table:style-name="ce8">
            <text:p>The chatbot provides a friendly message indicating it cannot assist with that specific query,<text:s/>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6">
          <table:table-cell table:style-name="ce9"/>
          <table:table-cell office:value-type="string" table:style-name="ce7">
            <text:p>Copy to clipboard</text:p>
          </table:table-cell>
          <table:table-cell office:value-type="string" table:style-name="ce8">
            <text:p>Ensure that "Copy Response" button is avaialble only after receiving a complete response.</text:p>
          </table:table-cell>
          <table:table-cell office:value-type="string" table:style-name="ce8">
            <text:p>1. Type any input</text:p>
            <text:p>2. Press Enter/Send button</text:p>
            <text:p>3. Wait for complete response and observe</text:p>
          </table:table-cell>
          <table:table-cell office:value-type="string" table:style-name="ce8">
            <text:p>"Copy Response" button should be available after receving the complete response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7">
          <table:table-cell table:number-columns-repeated="2" table:style-name="ce9"/>
          <table:table-cell office:value-type="string" table:style-name="ce8">
            <text:p>Verify the "Copy to Clipboard" functionality.</text:p>
          </table:table-cell>
          <table:table-cell office:value-type="string" table:style-name="ce10">
            <text:p><text:span text:style-name="T1">Preconditions</text:span>: User has received a response from the chatbot.</text:p>
            <text:p><text:span text:style-name="T1">Test Steps:<text:s/></text:span></text:p>
            <text:p>1. Click the "Copy Response" button.</text:p>
          </table:table-cell>
          <table:table-cell office:value-type="string" table:style-name="ce8">
            <text:p>Response is copied and a confirmation message with "Response is copied to clipboard" is displayed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5">
          <table:table-cell table:style-name="ce9"/>
          <table:table-cell office:value-type="string" table:style-name="ce7">
            <text:p>Feedback</text:p>
          </table:table-cell>
          <table:table-cell office:value-type="string" table:style-name="ce8">
            <text:p>Validate that feedback can be provided after receiving an answer.</text:p>
          </table:table-cell>
          <table:table-cell office:value-type="string" table:style-name="ce10">
            <text:p><text:span text:style-name="T1">Preconditions</text:span>: User has received an answer.</text:p>
            <text:p><text:span text:style-name="T1">Test Steps:<text:s/></text:span></text:p>
            <text:p/>
            <text:p>1. Click the thumbs up/Down button.</text:p>
          </table:table-cell>
          <table:table-cell office:value-type="string" table:style-name="ce8">
            <text:p>Thumbs up/down button should be enabled<text:s/></text:p>
            <text:p>"Thanks for the feedback!" message should be shown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7">
          <table:table-cell table:number-columns-repeated="2" table:style-name="ce9"/>
          <table:table-cell office:value-type="string" table:style-name="ce8">
            <text:p>Validate feed back funtionality without internet</text:p>
          </table:table-cell>
          <table:table-cell office:value-type="string" table:style-name="ce10">
            <text:p><text:span text:style-name="T1">Precondition</text:span>: User has received an answer and is offline.</text:p>
            <text:p><text:span text:style-name="T1">Steps</text:span>:</text:p>
            <text:p>1. Click on the feedback icon.</text:p>
            <text:p>2. Attempt to submit feedback.</text:p>
          </table:table-cell>
          <table:table-cell office:value-type="string" table:style-name="ce8">
            <text:p>A message indicates that feedback cannot be submitted due to lack of internet connection.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5">
          <table:table-cell table:number-columns-repeated="2" table:style-name="ce9"/>
          <table:table-cell office:value-type="string" table:style-name="ce8">
            <text:p>Check Feedback Storage in the system</text:p>
          </table:table-cell>
          <table:table-cell office:value-type="string" table:style-name="ce10">
            <text:p><text:s/><text:span text:style-name="T1">PreCondition</text:span>: User has provided feedback (positive or negative).</text:p>
            <text:p><text:span text:style-name="T1">Steps</text:span>:</text:p>
            <text:p>1. After providing feedback, check the feedback history or analytics (if available).</text:p>
          </table:table-cell>
          <table:table-cell office:value-type="string" table:style-name="ce8">
            <text:p>The feedback provided by the user is recorded in the system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6">
          <table:table-cell table:style-name="ce9"/>
          <table:table-cell office:value-type="string" table:style-name="ce11">
            <text:p>Greeting message/Closing message</text:p>
          </table:table-cell>
          <table:table-cell office:value-type="string" table:style-name="ce8">
            <text:p>verify the Initial Greeting Message</text:p>
          </table:table-cell>
          <table:table-cell office:value-type="string" table:style-name="ce8">
            <text:p>1. Start a new chat session with the chatbot.</text:p>
            <text:p>2. Input a greeting such as "Hi," "Hello," "Hey," or similar variations.</text:p>
          </table:table-cell>
          <table:table-cell office:value-type="string" table:style-name="ce8">
            <text:p>The chatbot should respond with:</text:p>
            <text:p>“Hi, how may I help you today with Digicert TLM product and services?”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5">
          <table:table-cell table:number-columns-repeated="2" table:style-name="ce9"/>
          <table:table-cell office:value-type="string" table:style-name="ce8">
            <text:p>verify the Closing Message After Query</text:p>
          </table:table-cell>
          <table:table-cell office:value-type="string" table:style-name="ce8">
            <text:p>1. Start a new chat session.</text:p>
            <text:p>2. Ask: “How do I generate a CSR?”</text:p>
            <text:p>3. After the chatbot provides the answer, note the closing statement.</text:p>
          </table:table-cell>
          <table:table-cell office:value-type="string" table:style-name="ce8">
            <text:p>After answering, chat bot should conclude with</text:p>
            <text:p>“I hope I was able to answer your queries, feel free to leave me feedback from the feedback icon.”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7">
          <table:table-cell table:number-columns-repeated="2" table:style-name="ce9"/>
          <table:table-cell office:value-type="string" table:style-name="ce8">
            <text:p>Verify multiple queries in a single statement</text:p>
          </table:table-cell>
          <table:table-cell office:value-type="string" table:style-name="ce8">
            <text:p>1. Start a new chat session.</text:p>
            <text:p>2. Ask: “What are the types of certificates you offer?”</text:p>
            <text:p>3. Follow up with: “What is the validity period for each type?”</text:p>
          </table:table-cell>
          <table:table-cell office:value-type="string" table:style-name="ce8">
            <text:p>The chatbot greets the user, provides answers for both queries, and concludes with an appropriate message.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6">
          <table:table-cell table:number-columns-repeated="2" table:style-name="ce9"/>
          <table:table-cell office:value-type="string" table:style-name="ce8">
            <text:p>Verify Response After Extended Inactivity</text:p>
          </table:table-cell>
          <table:table-cell office:value-type="string" table:style-name="ce8">
            <text:p>1. Start a new chat session with the chatbot and ask some questions</text:p>
            <text:p>2. Remain inactive for 5 minutes.</text:p>
            <text:p>3. Ask another question</text:p>
          </table:table-cell>
          <table:table-cell office:value-type="string" table:style-name="ce8">
            <text:p/>
            <text:p>Verify that the user receives a seamless response despite the period of inactivity.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8">
          <table:table-cell table:style-name="ce9"/>
          <table:table-cell office:value-type="string" table:style-name="ce7">
            <text:p>Reference</text:p>
          </table:table-cell>
          <table:table-cell office:value-type="string" table:style-name="ce8">
            <text:p>Verify that reference document Link is Available with Answer</text:p>
          </table:table-cell>
          <table:table-cell office:value-type="string" table:style-name="ce10">
            <text:p><text:span text:style-name="T1">Precondition</text:span>: User has asked a question that has an associated documentation link.</text:p>
            <text:p><text:span text:style-name="T1">Test Steps:</text:span></text:p>
            <text:p>1. Start a new chat session.</text:p>
            <text:p>2. Ask the question which is releated to the DC document</text:p>
            <text:p>eg: “How do I renew my certificate?”</text:p>
          </table:table-cell>
          <table:table-cell office:value-type="string" table:style-name="ce8">
            <text:p>The chatbot responds with the answer and At the end of the answer, it should display a reference section with the document link for reference.</text:p>
            <text:p>Clicking the link opens the documentation in a new tab.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9">
          <table:table-cell table:number-columns-repeated="2" table:style-name="ce9"/>
          <table:table-cell office:value-type="string" table:style-name="ce8">
            <text:p>Verify that no reference section if the question is not related to DC document</text:p>
          </table:table-cell>
          <table:table-cell office:value-type="string" table:style-name="ce10">
            <text:p><text:span text:style-name="T1">Precondition</text:span>: User has asked a question that does not have an associated documentation link.</text:p>
            <text:p><text:span text:style-name="T1">Test Steps:</text:span></text:p>
            <text:p>1. Start a new chat session.</text:p>
            <text:p>2. Ask the question which doesn't belongs to DC document</text:p>
          </table:table-cell>
          <table:table-cell office:value-type="string" table:style-name="ce8">
            <text:p>Chat bot responds with the answer <text:s/>and without reference section displayed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8">
          <table:table-cell table:number-columns-repeated="2" table:style-name="ce9"/>
          <table:table-cell office:value-type="string" table:style-name="ce9">
            <text:p>Verify answer with Multiple reference link</text:p>
          </table:table-cell>
          <table:table-cell office:value-type="string" table:style-name="ce10">
            <text:p><text:span text:style-name="T1">Precondition</text:span>: User has asked a question that has multiple answers, each with an associated documentation link.</text:p>
            <text:p><text:span text:style-name="T1">Test Steps:</text:span></text:p>
            <text:p>1. Start a new chat session.</text:p>
            <text:p>2. Ask the question which has multiple reference link</text:p>
          </table:table-cell>
          <table:table-cell office:value-type="string" table:style-name="ce8">
            <text:p>The chatbot responds with vaild answer and Reference section shows multiple links.</text:p>
            <text:p>Clikcing on Each link opens in a new tab.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8">
          <table:table-cell table:style-name="ce9"/>
          <table:table-cell office:value-type="string" table:style-name="ce7">
            <text:p>Document update</text:p>
          </table:table-cell>
          <table:table-cell office:value-type="string" table:style-name="ce8">
            <text:p>Verify chat bot behaviour when new document is published regarding new topic</text:p>
          </table:table-cell>
          <table:table-cell office:value-type="string" table:style-name="ce10">
            <text:p><text:span text:style-name="T1">Precondition</text:span>: New documentation has been published regarding a specific topic.</text:p>
            <text:p><text:span text:style-name="T1">Test Steps:</text:span></text:p>
            <text:p>1. Start a new chat session with the chatbot.</text:p>
            <text:p>2. Ask a question related to the new documentation topic</text:p>
          </table:table-cell>
          <table:table-cell office:value-type="string" table:style-name="ce8">
            <text:p>The chatbot responds with the updated information from the new documentation topic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9">
          <table:table-cell table:number-columns-repeated="2" table:style-name="ce9"/>
          <table:table-cell office:value-type="string" table:style-name="ce8">
            <text:p>Verify chat bot behaviour when existing document is updated</text:p>
          </table:table-cell>
          <table:table-cell office:value-type="string" table:style-name="ce10">
            <text:p><text:span text:style-name="T1">Precondition</text:span>: Existing documentation has been updated.</text:p>
            <text:p>Test Steps:</text:p>
            <text:p>1. Start a new chat session with the chatbot.</text:p>
            <text:p>2. Ask a question about a topic that has updated documentation</text:p>
          </table:table-cell>
          <table:table-cell office:value-type="string" table:style-name="ce8">
            <text:p>The chatbot responds with the updated information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8">
          <table:table-cell table:number-columns-repeated="2" table:style-name="ce9"/>
          <table:table-cell office:value-type="string" table:style-name="ce8">
            <text:p>Verify chat bot behaviour when question asked from previous verion of document and not present in current<text:s/></text:p>
          </table:table-cell>
          <table:table-cell office:value-type="string" table:style-name="ce10">
            <text:p><text:span text:style-name="T1">Precondition</text:span>: Documentation has been updated with new version</text:p>
            <text:p>Test Steps:</text:p>
            <text:p>1. Start a new chat session with the chatbot.</text:p>
            <text:p>2.Ask the question such that the topic was present in previous version and not in current document</text:p>
          </table:table-cell>
          <table:table-cell office:value-type="string" table:style-name="ce8">
            <text:p>The chatbot should <text:s/>responde with aproproate answer or should mention that content is outdated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9">
          <table:table-cell table:style-name="ce9"/>
          <table:table-cell office:value-type="string" table:style-name="ce7">
            <text:p>Customer support</text:p>
          </table:table-cell>
          <table:table-cell office:value-type="string" table:style-name="ce8">
            <text:p>Accessing Customer Support After Answer is received from chat bot</text:p>
          </table:table-cell>
          <table:table-cell office:value-type="string" table:style-name="ce10">
            <text:p><text:span text:style-name="T1">Precondition</text:span>: User has received an answer from the chatbot.</text:p>
            <text:p><text:span text:style-name="T1">Test Steps:</text:span></text:p>
            <text:p>1. Start a new chat session with the chatbot.</text:p>
            <text:p>2. Ask a question</text:p>
            <text:p>3. Click on 'Contact Support' Button</text:p>
          </table:table-cell>
          <table:table-cell office:value-type="string" table:style-name="ce8">
            <text:p>Clicking the icon provides an option to contact customer support with the email “xyz@example.com.” as shown in the Design document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9">
          <table:table-cell table:style-name="ce9"/>
          <table:table-cell office:value-type="string" table:style-name="ce7">
            <text:p>Multiple Language</text:p>
          </table:table-cell>
          <table:table-cell office:value-type="string" table:style-name="ce8">
            <text:p>Verify Chatbot Responds in User's Native Language</text:p>
          </table:table-cell>
          <table:table-cell office:value-type="string" table:style-name="ce10">
            <text:p/>
            <text:p>1. Start a new chat session with the chatbot.</text:p>
            <text:p>2. Chat in any other language (e.g., Spanish).</text:p>
            <text:p>3. Ask a question in spanish or any other language<text:s/></text:p>
          </table:table-cell>
          <table:table-cell office:value-type="string" table:style-name="ce8">
            <text:p>The chatbot responds accurately in Spanish or any other language on which user is chatting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6">
          <table:table-cell table:number-columns-repeated="2" table:style-name="ce9"/>
          <table:table-cell office:value-type="string" table:style-name="ce8">
            <text:p>Verify chatbot responds with default/english langugae if the users native language is not supported</text:p>
          </table:table-cell>
          <table:table-cell office:value-type="string" table:style-name="ce8">
            <text:p>1. Start a new chat session with the chatbot.</text:p>
            <text:p>2. Ask a question in language which chat bot doesn't understand</text:p>
          </table:table-cell>
          <table:table-cell office:value-type="string" table:style-name="ce8">
            <text:p>The chatbot responds in English/default indicating that the selected language is not supported: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10">
          <table:table-cell table:style-name="ce9"/>
          <table:table-cell office:value-type="string" table:style-name="ce7">
            <text:p>History &amp; clear</text:p>
          </table:table-cell>
          <table:table-cell office:value-type="string" table:style-name="ce8">
            <text:p>validate Clearing Current Chat Conversation by clicking clear button</text:p>
          </table:table-cell>
          <table:table-cell office:value-type="string" table:style-name="ce10">
            <text:p><text:span text:style-name="T1">Precondition</text:span>: User has an active chat session with messages in the chat box.</text:p>
            <text:p><text:span text:style-name="T1">Test Steps:</text:span></text:p>
            <text:p>1. Start a new chat session and enter some text.</text:p>
            <text:p>2. Click the "Clear" button located on the left side of the chat text box.</text:p>
            <text:p/>
          </table:table-cell>
          <table:table-cell office:value-type="string" table:style-name="ce8">
            <text:p>The chat box is cleared, and the conversation is not saved in history.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10">
          <table:table-cell table:number-columns-repeated="2" table:style-name="ce9"/>
          <table:table-cell office:value-type="string" table:style-name="ce9">
            <text:p>Starting a New Chat After Clearing</text:p>
          </table:table-cell>
          <table:table-cell office:value-type="string" table:style-name="ce10">
            <text:p><text:span text:style-name="T1">Precondition</text:span>: User has cleared the chat conversation.</text:p>
            <text:p><text:span text:style-name="T1">Test Steps:</text:span></text:p>
            <text:p>1. Click the "Clear" button to clear the current conversation.</text:p>
            <text:p>2. Start a new chat and enter a message.</text:p>
            <text:p>3. Click the "+" button located on the left side of the chat text box.</text:p>
          </table:table-cell>
          <table:table-cell office:value-type="string" table:style-name="ce8">
            <text:p>Only the newly started conversation is saved in history.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9">
          <table:table-cell table:number-columns-repeated="2" table:style-name="ce9"/>
          <table:table-cell office:value-type="string" table:style-name="ce9">
            <text:p>Opening a New Chat on clicking "+" button</text:p>
          </table:table-cell>
          <table:table-cell office:value-type="string" table:style-name="ce10">
            <text:p><text:span text:style-name="T1">Precondition</text:span>: User has an active chat session.</text:p>
            <text:p><text:span text:style-name="T1">Test Steps:</text:span></text:p>
            <text:p>1. Start a new chat session and enter some text.</text:p>
            <text:p>2. Click the "+" button located on the left side of the chat text box.</text:p>
          </table:table-cell>
          <table:table-cell office:value-type="string" table:style-name="ce8">
            <text:p>The current chat is saved in history, and a new chat window opens for the user.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6">
          <table:table-cell table:number-columns-repeated="2" table:style-name="ce9"/>
          <table:table-cell office:value-type="string" table:style-name="ce10">
            <text:p>Clear and '+' Buttons Disabled When No Conversation Exists</text:p>
          </table:table-cell>
          <table:table-cell office:value-type="string" table:style-name="ce10">
            <text:p><text:span text:style-name="T1">Precondition</text:span>: User has not started any chat conversation.</text:p>
            <text:p><text:span text:style-name="T1">Test Steps:</text:span></text:p>
            <text:p>1. Open the chat interface.</text:p>
          </table:table-cell>
          <table:table-cell office:value-type="string" table:style-name="ce8">
            <text:p>The "Clear" and "+" buttons are disabled.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2">
          <table:table-cell table:number-columns-repeated="2" table:style-name="ce9"/>
          <table:table-cell office:value-type="string" table:style-name="ce10">
            <text:p>Buttons Enabled After Starting a Conversation</text:p>
            <text:p/>
          </table:table-cell>
          <table:table-cell office:value-type="string" table:style-name="ce10">
            <text:p>1.Start a new chat session<text:s/></text:p>
            <text:p>2. Ask some questions</text:p>
          </table:table-cell>
          <table:table-cell office:value-type="string" table:style-name="ce8">
            <text:p>The "Clear" and "+" buttons are enabled after the conversation is started.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11">
          <table:table-cell table:number-columns-repeated="2" table:style-name="ce9"/>
          <table:table-cell office:value-type="string" table:style-name="ce8">
            <text:p>Verify Viewing Historical Conversations</text:p>
          </table:table-cell>
          <table:table-cell office:value-type="string" table:style-name="ce10">
            <text:p><text:span text:style-name="T1">Precondition</text:span>: User has had previous conversations with the chatbot.</text:p>
            <text:p><text:span text:style-name="T1">Test Steps:</text:span></text:p>
            <text:p>1. Start a new chat session with the chatbot.</text:p>
            <text:p>2. Click on the "History" button located at the top of the chatbot interface.</text:p>
            <text:p>3.Click on a specific historical conversation from the list.</text:p>
          </table:table-cell>
          <table:table-cell office:value-type="string" table:style-name="ce8">
            <text:p>A history section opens displaying a list of previous conversations. The user can click on any conversation to view the chat.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11">
          <table:table-cell table:number-columns-repeated="2" table:style-name="ce9"/>
          <table:table-cell office:value-type="string" table:style-name="ce8">
            <text:p>Verify clear history functionality</text:p>
          </table:table-cell>
          <table:table-cell office:value-type="string" table:style-name="ce10">
            <text:p><text:span text:style-name="T1">Precondition</text:span>: User has previous conversations stored in history.</text:p>
            <text:p><text:span text:style-name="T1">Test Steps:</text:span></text:p>
            <text:p>1. Start a new chat session with the chatbot.</text:p>
            <text:p>2. Click on the "History" button located at the top of the chatbot interface.</text:p>
            <text:p>3. Click on the "Clear History" option in the history section.</text:p>
          </table:table-cell>
          <table:table-cell office:value-type="string" table:style-name="ce8">
            <text:p>A confirmation prompt appears asking if the user is sure they want to clear the history. Upon confirming, the history is cleared, and the user receives a message confirming that the history has been cleared.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7">
          <table:table-cell table:number-columns-repeated="2" table:style-name="ce9"/>
          <table:table-cell office:value-type="string" table:style-name="ce8">
            <text:p>Viewing History When No Conversations Exist</text:p>
          </table:table-cell>
          <table:table-cell office:value-type="string" table:style-name="ce10">
            <text:p><text:span text:style-name="T1">Precondition</text:span>: User has not had any previous conversations with the chatbot.</text:p>
            <text:p><text:span text:style-name="T1">Test Steps:</text:span></text:p>
            <text:p>1. Click the "Show History" button.</text:p>
          </table:table-cell>
          <table:table-cell office:value-type="string" table:style-name="ce8">
            <text:p>A message displays in history section indicating that there is no history available.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5">
          <table:table-cell table:number-columns-repeated="2" table:style-name="ce9"/>
          <table:table-cell office:value-type="string" table:style-name="ce8">
            <text:p>Viewing Previous Conversations in History and select</text:p>
          </table:table-cell>
          <table:table-cell office:value-type="string" table:style-name="ce10">
            <text:p><text:span text:style-name="T1">Precondition</text:span>: User has previous conversations stored in history.</text:p>
            <text:p><text:span text:style-name="T1">Test Steps:</text:span></text:p>
            <text:p>1. Click the "Show History" button.</text:p>
            <text:p>2. Select a specific conversation from the history list.</text:p>
          </table:table-cell>
          <table:table-cell office:value-type="string" table:style-name="ce8">
            <text:p>The history section opens, displaying a list of previous conversations and upon <text:s/>selecting any conversation it opens in the chat window.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5">
          <table:table-cell table:number-columns-repeated="2" table:style-name="ce9"/>
          <table:table-cell office:value-type="string" table:style-name="ce8">
            <text:p>Attempting to Clear History When No History Exists</text:p>
          </table:table-cell>
          <table:table-cell office:value-type="string" table:style-name="ce10">
            <text:p><text:span text:style-name="T1">Precondition</text:span>: User has no historical conversations available.</text:p>
            <text:p><text:span text:style-name="T1">Test Steps:</text:span></text:p>
            <text:p>1. Click the "Show History" button.</text:p>
            <text:p>2. Click the "Clear All History" option.</text:p>
          </table:table-cell>
          <table:table-cell office:value-type="string" table:style-name="ce8">
            <text:p>A message displays indicating that there is no history to clear or Clear history button should be disabled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9">
          <table:table-cell table:number-columns-repeated="2" table:style-name="ce9"/>
          <table:table-cell office:value-type="string" table:style-name="ce8">
            <text:p>Clearing Individual Conversation from History</text:p>
          </table:table-cell>
          <table:table-cell office:value-type="string" table:style-name="ce10">
            <text:p><text:span text:style-name="T1">Precondition</text:span>: User has multiple previous conversations stored in history.</text:p>
            <text:p><text:span text:style-name="T1">Test Steps:</text:span></text:p>
            <text:p>1. Click the "Show History" button.</text:p>
            <text:p>2. Click the "Clear" option next to a specific conversation.</text:p>
          </table:table-cell>
          <table:table-cell office:value-type="string" table:style-name="ce8">
            <text:p>A confirmation prompt appears. Upon confirming, only the selected conversation is cleared from history.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9">
          <table:table-cell table:number-columns-repeated="2" table:style-name="ce9"/>
          <table:table-cell office:value-type="string" table:style-name="ce8">
            <text:p>Closing the History Section</text:p>
          </table:table-cell>
          <table:table-cell office:value-type="string" table:style-name="ce10">
            <text:p><text:span text:style-name="T1">Precondition</text:span>: User is viewing the history section.</text:p>
            <text:p><text:span text:style-name="T1">Test Steps:</text:span></text:p>
            <text:p>1. Click the "Show History" button.</text:p>
            <text:p>2. Click the "X" button to close the history section.</text:p>
            <text:p/>
          </table:table-cell>
          <table:table-cell office:value-type="string" table:style-name="ce8">
            <text:p>The history section closes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5">
          <table:table-cell table:style-name="ce9"/>
          <table:table-cell office:value-type="string" table:style-name="ce7">
            <text:p>Stop Generating</text:p>
          </table:table-cell>
          <table:table-cell office:value-type="string" table:style-name="ce8">
            <text:p>Ensure the "Stop Generating" button stops response generation effectively.</text:p>
          </table:table-cell>
          <table:table-cell office:value-type="string" table:style-name="ce10">
            <text:p>1. Open the chat AI Assit</text:p>
            <text:p>2.Input a Query to Initiate Response Generation</text:p>
            <text:p>3. Click the "Stop Generating" Button</text:p>
            <text:p/>
          </table:table-cell>
          <table:table-cell office:value-type="string" table:style-name="ce8">
            <text:p>The response generation is halted, and the UI updates accordingly.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style-name="ro9">
          <table:table-cell table:number-columns-repeated="2" table:style-name="ce9"/>
          <table:table-cell office:value-type="string" table:style-name="ce8">
            <text:p>Network Failure During Response Generation</text:p>
          </table:table-cell>
          <table:table-cell office:value-type="string" table:style-name="ce10">
            <text:p>1. Open the chatbot application.</text:p>
            <text:p>2. Input a query<text:s/></text:p>
            <text:p>3. Simulate a network failure while the response is being generated.</text:p>
            <text:p>4. Attempt to click the "Stop Generating" button.</text:p>
            <text:p/>
          </table:table-cell>
          <table:table-cell office:value-type="string" table:style-name="ce8">
            <text:p>The chatbot should handle the network error gracefully, informing the user with appropriate message</text:p>
          </table:table-cell>
          <table:table-cell office:value-type="string" table:style-name="ce9">
            <text:p>Not Automated</text:p>
          </table:table-cell>
          <table:table-cell table:style-name="ce9"/>
          <table:table-cell table:number-columns-repeated="16377"/>
        </table:table-row>
        <table:table-row table:number-rows-repeated="8" table:style-name="ro1">
          <table:table-cell table:number-columns-repeated="2" table:style-name="ce1"/>
          <table:table-cell table:style-name="ce2"/>
          <table:table-cell table:style-name="ce3"/>
          <table:table-cell table:style-name="ce2"/>
          <table:table-cell table:number-columns-repeated="16379" table:style-name="ce1"/>
        </table:table-row>
        <table:table-row table:number-rows-repeated="12" table:style-name="ro1">
          <table:table-cell table:number-columns-repeated="2"/>
          <table:table-cell table:style-name="ce2"/>
          <table:table-cell table:style-name="ce3"/>
          <table:table-cell table:style-name="ce2"/>
          <table:table-cell table:number-columns-repeated="16379"/>
        </table:table-row>
        <table:table-row table:number-rows-repeated="10485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09-27T05:19:24Z</meta:creation-date>
    <dc:date>2025-02-17T07:27:36Z</dc:date>
  </office:meta>
</office:document-meta>
</file>